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test_gosdtnoc" table:style-name="ta1">
        <table:shapes>
          <draw:frame draw:z-index="0" draw:style-name="gr1" draw:text-style-name="P1" svg:width="7.2366in" svg:height="4.0705in" svg:x="9.0606in" svg:y="0.9701in">
            <draw:object draw:notify-on-update-of-ranges="reg_test_gosdtnoc.B1:reg_test_gosdtnoc.B1 reg_test_gosdtnoc.B2:reg_test_gosdtnoc.B24 reg_test_gosdtnoc.D1:reg_test_gosdtnoc.D1 reg_test_gosdtnoc.D2:reg_test_gosdtnoc.D24 reg_test_gosdtnoc.B1:reg_test_gosdtnoc.B1 reg_test_gosdtnoc.B2:reg_test_gosdtnoc.B24 reg_test_gosdtnoc.F1:reg_test_gosdtnoc.F1 reg_test_gosdtnoc.F2:reg_test_gosdtnoc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877344608306885" calcext:value-type="float">
            <text:p>0.087734460830689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81818181818182" calcext:value-type="float">
            <text:p>0.18181818181818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1373987197876" calcext:value-type="float">
            <text:p>0.021373987197876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65289256198347" calcext:value-type="float">
            <text:p>0.16528925619834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722506046295166" calcext:value-type="float">
            <text:p>0.072250604629517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50262960180316" calcext:value-type="float">
            <text:p>0.15026296018031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54583358764648" calcext:value-type="float">
            <text:p>0.025458335876465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36602691073014" calcext:value-type="float">
            <text:p>0.136602691073014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18071937561035" calcext:value-type="float">
            <text:p>0.021807193756104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24184264611831" calcext:value-type="float">
            <text:p>0.12418426461183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27899551391602" calcext:value-type="float">
            <text:p>0.02278995513916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12894786010755" calcext:value-type="float">
            <text:p>0.11289478601075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312066078186035" calcext:value-type="float">
            <text:p>0.031206607818604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102631623646141" calcext:value-type="float">
            <text:p>0.10263162364614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241460800170898" calcext:value-type="float">
            <text:p>0.02414608001709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933014760419466" calcext:value-type="float">
            <text:p>0.09330147604194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352473258972168" calcext:value-type="float">
            <text:p>0.035247325897217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84819523674497" calcext:value-type="float">
            <text:p>0.08481952367449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389728546142578" calcext:value-type="float">
            <text:p>0.03897285461425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71086578859063" calcext:value-type="float">
            <text:p>0.0771086578859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522687435150147" calcext:value-type="float">
            <text:p>0.052268743515015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700987798962785" calcext:value-type="float">
            <text:p>0.07009877989627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500590801239014" calcext:value-type="float">
            <text:p>0.0500590801239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637261635420713" calcext:value-type="float">
            <text:p>0.06372616354207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0597178936004639" calcext:value-type="float">
            <text:p>0.05971789360046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79328759473376" calcext:value-type="float">
            <text:p>0.05793287594733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2466311454773" calcext:value-type="float">
            <text:p>0.1246631145477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52666250861216" calcext:value-type="float">
            <text:p>0.05266625086121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769747257232666" calcext:value-type="float">
            <text:p>0.7697472572326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478784098738327" calcext:value-type="float">
            <text:p>0.04787840987383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25042009353638" calcext:value-type="float">
            <text:p>0.32504200935363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435258271580297" calcext:value-type="float">
            <text:p>0.0435258271580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748277425765991" calcext:value-type="float">
            <text:p>0.74827742576599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39568933780027" calcext:value-type="float">
            <text:p>0.03956893378002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1.59643077850342" calcext:value-type="float">
            <text:p>1.5964307785034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359717579818427" calcext:value-type="float">
            <text:p>0.03597175798184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2.71832966804504" calcext:value-type="float">
            <text:p>2.718329668045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327015981653116" calcext:value-type="float">
            <text:p>0.03270159816531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7.65130758285522" calcext:value-type="float">
            <text:p>7.651307582855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297287256048287" calcext:value-type="float">
            <text:p>0.02972872560482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14.2791261672974" calcext:value-type="float">
            <text:p>14.2791261672974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270261141862079" calcext:value-type="float">
            <text:p>0.0270261141862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34.1364312171936" calcext:value-type="float">
            <text:p>34.1364312171936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245691947147345" calcext:value-type="float">
            <text:p>0.02456919471473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86.3168342113495" calcext:value-type="float">
            <text:p>86.31683421134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8051001821494" calcext:value-type="float">
            <text:p>0.928051001821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7T14:18:32.135131575</dc:date>
    <meta:editing-duration>PT23M41S</meta:editing-duration>
    <meta:editing-cycles>1</meta:editing-cycles>
    <meta:document-statistic meta:table-count="1" meta:cell-count="14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02" chart:max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82cm" svg:height="10.34cm" xlink:href=".." xlink:type="simple" chart:class="chart:scatter" chart:style-name="ch1">
        <chart:legend chart:legend-position="end" svg:x="14.63cm" svg:y="4.622cm" style:legend-expansion="high" chart:style-name="ch2"/>
        <chart:plot-area chart:style-name="ch3" table:cell-range-address="reg_test_gosdtnoc.B1:reg_test_gosdtnoc.B24 reg_test_gosdtnoc.D1:reg_test_gosdtnoc.D24 reg_test_gosdtnoc.F1:reg_test_gosdtnoc.F24" chart:data-source-has-labels="row" svg:x="1.378cm" svg:y="0.206cm" svg:width="11.957cm" svg:height="8.947cm">
          <chartooo:coordinate-region svg:x="2.29cm" svg:y="0.406cm" svg:width="10.317cm" svg:height="8.1cm"/>
          <chart:axis chart:dimension="x" chart:name="primary-x" chart:style-name="ch4">
            <chart:title svg:x="6.24cm" svg:y="9.359cm" chart:style-name="ch5">
              <text:p>Regularization</text:p>
            </chart:title>
          </chart:axis>
          <chart:axis chart:dimension="y" chart:name="primary-y" chart:style-name="ch6">
            <chart:title svg:x="0.451cm" svg:y="5.848cm" chart:style-name="ch7">
              <text:p>Execution Time</text:p>
            </chart:title>
            <chart:grid chart:style-name="ch8" chart:class="major"/>
          </chart:axis>
          <chart:axis chart:dimension="y" chart:name="secondary-y" chart:style-name="ch9">
            <chart:title svg:x="13.702cm" svg:y="5.742cm" chart:style-name="ch7">
              <text:p>Test Accuracy</text:p>
            </chart:title>
          </chart:axis>
          <chart:series chart:attached-axis="primary-y" chart:style-name="ch10" chart:values-cell-range-address="reg_test_gosdtnoc.D2:reg_test_gosdtnoc.D24" chart:label-cell-address="reg_test_gosdtnoc.D1:reg_test_gosdtnoc.D1" chart:class="chart:scatter">
            <chart:domain table:cell-range-address="reg_test_gosdtnoc.B2:reg_test_gosdtnoc.B24"/>
            <chart:data-point chart:repeated="23"/>
          </chart:series>
          <chart:series chart:attached-axis="secondary-y" chart:style-name="ch11" chart:values-cell-range-address="reg_test_gosdtnoc.F2:reg_test_gosdtnoc.F24" chart:label-cell-address="reg_test_gosdtnoc.F1:reg_test_gosdtnoc.F1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ecution Time</text:p>
                <draw:g>
                  <svg:desc>reg_test_gosdtnoc.D1:reg_test_gosdtnoc.D1</svg:desc>
                </draw:g>
              </table:table-cell>
              <table:table-cell office:value-type="string">
                <text:p>Test Accuracy</text:p>
                <draw:g>
                  <svg:desc>reg_test_gosdtnoc.F1:reg_test_gosdtno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eg_test_gosdtnoc.B2:reg_test_gosdtnoc.B24</svg:desc>
                </draw:g>
              </table:table-cell>
              <table:table-cell office:value-type="float" office:value="0.0877344608306885">
                <text:p>0.0877344608306885</text:p>
                <draw:g>
                  <svg:desc>reg_test_gosdtnoc.D2:reg_test_gosdtnoc.D24</svg:desc>
                </draw:g>
              </table:table-cell>
              <table:table-cell office:value-type="float" office:value="0.621129326047359">
                <text:p>0.621129326047359</text:p>
                <draw:g>
                  <svg:desc>reg_test_gosdtnoc.F2:reg_test_gosdtnoc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21373987197876">
                <text:p>0.021373987197876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289256198347">
                <text:p>0.165289256198347</text:p>
              </table:table-cell>
              <table:table-cell office:value-type="float" office:value="0.0722506046295166">
                <text:p>0.0722506046295166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262960180316">
                <text:p>0.150262960180316</text:p>
              </table:table-cell>
              <table:table-cell office:value-type="float" office:value="0.0254583358764648">
                <text:p>0.0254583358764648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602691073014">
                <text:p>0.136602691073014</text:p>
              </table:table-cell>
              <table:table-cell office:value-type="float" office:value="0.0218071937561035">
                <text:p>0.0218071937561035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184264611831">
                <text:p>0.124184264611831</text:p>
              </table:table-cell>
              <table:table-cell office:value-type="float" office:value="0.0227899551391602">
                <text:p>0.0227899551391602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2894786010755">
                <text:p>0.112894786010755</text:p>
              </table:table-cell>
              <table:table-cell office:value-type="float" office:value="0.0312066078186035">
                <text:p>0.0312066078186035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2631623646141">
                <text:p>0.102631623646141</text:p>
              </table:table-cell>
              <table:table-cell office:value-type="float" office:value="0.0241460800170898">
                <text:p>0.0241460800170898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33014760419466">
                <text:p>0.0933014760419466</text:p>
              </table:table-cell>
              <table:table-cell office:value-type="float" office:value="0.0352473258972168">
                <text:p>0.0352473258972168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819523674497">
                <text:p>0.084819523674497</text:p>
              </table:table-cell>
              <table:table-cell office:value-type="float" office:value="0.0389728546142578">
                <text:p>0.0389728546142578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1086578859063">
                <text:p>0.0771086578859063</text:p>
              </table:table-cell>
              <table:table-cell office:value-type="float" office:value="0.0522687435150147">
                <text:p>0.0522687435150147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0987798962785">
                <text:p>0.0700987798962785</text:p>
              </table:table-cell>
              <table:table-cell office:value-type="float" office:value="0.0500590801239014">
                <text:p>0.0500590801239014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7261635420713">
                <text:p>0.0637261635420713</text:p>
              </table:table-cell>
              <table:table-cell office:value-type="float" office:value="0.0597178936004639">
                <text:p>0.0597178936004639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79328759473376">
                <text:p>0.0579328759473376</text:p>
              </table:table-cell>
              <table:table-cell office:value-type="float" office:value="0.12466311454773">
                <text:p>0.12466311454773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666250861216">
                <text:p>0.052666250861216</text:p>
              </table:table-cell>
              <table:table-cell office:value-type="float" office:value="0.769747257232666">
                <text:p>0.769747257232666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78784098738327">
                <text:p>0.0478784098738327</text:p>
              </table:table-cell>
              <table:table-cell office:value-type="float" office:value="0.325042009353638">
                <text:p>0.325042009353638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5258271580297">
                <text:p>0.0435258271580297</text:p>
              </table:table-cell>
              <table:table-cell office:value-type="float" office:value="0.748277425765991">
                <text:p>0.748277425765991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568933780027">
                <text:p>0.039568933780027</text:p>
              </table:table-cell>
              <table:table-cell office:value-type="float" office:value="1.59643077850342">
                <text:p>1.59643077850342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9717579818427">
                <text:p>0.0359717579818427</text:p>
              </table:table-cell>
              <table:table-cell office:value-type="float" office:value="2.71832966804504">
                <text:p>2.71832966804504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7015981653116">
                <text:p>0.0327015981653116</text:p>
              </table:table-cell>
              <table:table-cell office:value-type="float" office:value="7.65130758285522">
                <text:p>7.65130758285522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7287256048287">
                <text:p>0.0297287256048287</text:p>
              </table:table-cell>
              <table:table-cell office:value-type="float" office:value="14.2791261672974">
                <text:p>14.2791261672974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0261141862079">
                <text:p>0.0270261141862079</text:p>
              </table:table-cell>
              <table:table-cell office:value-type="float" office:value="34.1364312171936">
                <text:p>34.1364312171936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5691947147345">
                <text:p>0.0245691947147345</text:p>
              </table:table-cell>
              <table:table-cell office:value-type="float" office:value="86.3168342113495">
                <text:p>86.3168342113495</text:p>
              </table:table-cell>
              <table:table-cell office:value-type="float" office:value="0.928051001821494">
                <text:p>0.928051001821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